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TCPClientImpl.read( InputStream i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naryTCPClientImpl.hexStringToByteArray( String hexEncodedBina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inaryTCPClientImpl.write( OutputStream os ,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TCPClientImpl.BinaryTCPClient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TCPClientImpl.write( OutputStream os , String hexEncodedBina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